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4a91" officeooo:paragraph-rsid="00134a91"/>
    </style:style>
    <style:style style:name="P2" style:family="paragraph" style:parent-style-name="Text_20_body">
      <style:text-properties officeooo:paragraph-rsid="00144712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Standard">
      <style:text-properties officeooo:paragraph-rsid="00144712"/>
    </style:style>
    <style:style style:name="P10" style:family="paragraph" style:parent-style-name="Heading_20_2">
      <style:text-properties officeooo:paragraph-rsid="0019d109"/>
    </style:style>
    <style:style style:name="P11" style:family="paragraph" style:parent-style-name="Text_20_body">
      <style:text-properties officeooo:paragraph-rsid="0019d109"/>
    </style:style>
    <style:style style:name="P12" style:family="paragraph" style:parent-style-name="Text_20_body">
      <style:text-properties officeooo:rsid="001b83a0" officeooo:paragraph-rsid="001b83a0"/>
    </style:style>
    <style:style style:name="P13" style:family="paragraph" style:parent-style-name="Heading_20_2">
      <style:text-properties officeooo:paragraph-rsid="001ece02"/>
    </style:style>
    <style:style style:name="P14" style:family="paragraph" style:parent-style-name="Text_20_body">
      <style:text-properties officeooo:paragraph-rsid="00237efc"/>
    </style:style>
    <style:style style:name="P15" style:family="paragraph" style:parent-style-name="Text_20_body">
      <style:text-properties officeooo:rsid="001ece02" officeooo:paragraph-rsid="001ece02"/>
    </style:style>
    <style:style style:name="P16" style:family="paragraph" style:parent-style-name="Text_20_body">
      <style:text-properties fo:font-weight="normal" officeooo:rsid="001ece02" officeooo:paragraph-rsid="001ece02" style:font-weight-asian="normal" style:font-weight-complex="normal"/>
    </style:style>
    <style:style style:name="P17" style:family="paragraph" style:parent-style-name="Text_20_body" style:list-style-name="L4"/>
    <style:style style:name="P18" style:family="paragraph" style:parent-style-name="Text_20_body">
      <style:text-properties fo:font-weight="bold" officeooo:rsid="002023ea" officeooo:paragraph-rsid="002023ea" style:font-weight-asian="bold" style:font-weight-complex="bold"/>
    </style:style>
    <style:style style:name="P19" style:family="paragraph" style:parent-style-name="Text_20_body">
      <style:text-properties officeooo:paragraph-rsid="0021a0fa"/>
    </style:style>
    <style:style style:name="P20" style:family="paragraph" style:parent-style-name="Text_20_body">
      <style:text-properties fo:font-weight="normal" officeooo:paragraph-rsid="0021a0fa" style:font-weight-asian="normal" style:font-weight-complex="normal"/>
    </style:style>
    <style:style style:name="P21" style:family="paragraph" style:parent-style-name="Text_20_body" style:list-style-name="L5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>
      <style:text-properties fo:font-weight="bold" officeooo:rsid="00237efc" officeooo:paragraph-rsid="00237efc" style:font-weight-asian="bold" style:font-weight-complex="bold"/>
    </style:style>
    <style:style style:name="P25" style:family="paragraph" style:parent-style-name="Text_20_body">
      <style:text-properties fo:font-weight="normal" officeooo:rsid="00237efc" officeooo:paragraph-rsid="00237efc" style:font-weight-asian="normal" style:font-weight-complex="normal"/>
    </style:style>
    <style:style style:name="P26" style:family="paragraph" style:parent-style-name="Standard">
      <style:text-properties officeooo:rsid="00134a91" officeooo:paragraph-rsid="00144712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24a1ef"/>
    </style:style>
    <style:style style:name="T3" style:family="text">
      <style:text-properties officeooo:rsid="001b83a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83a0" style:font-weight-asian="normal" style:font-weight-complex="normal"/>
    </style:style>
    <style:style style:name="T6" style:family="text">
      <style:text-properties officeooo:rsid="0019d109"/>
    </style:style>
    <style:style style:name="T7" style:family="text">
      <style:text-properties officeooo:rsid="001ece02"/>
    </style:style>
    <style:style style:name="T8" style:family="text">
      <style:text-properties officeooo:rsid="00151712"/>
    </style:style>
    <style:style style:name="T9" style:family="text">
      <style:text-properties officeooo:rsid="00163e8e"/>
    </style:style>
    <style:style style:name="T10" style:family="text">
      <style:text-properties officeooo:rsid="0017f196"/>
    </style:style>
    <style:style style:name="T11" style:family="text">
      <style:text-properties officeooo:rsid="001ce63b"/>
    </style:style>
    <style:style style:name="T12" style:family="text">
      <style:text-properties officeooo:rsid="00237efc"/>
    </style:style>
    <style:style style:name="T13" style:family="text">
      <style:text-properties fo:font-weight="normal" officeooo:rsid="001ece02" style:font-weight-asian="normal" style:font-weight-complex="normal"/>
    </style:style>
    <style:style style:name="T14" style:family="text">
      <style:text-properties fo:font-weight="bold" officeooo:rsid="001ece02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023ea"/>
    </style:style>
    <style:style style:name="T17" style:family="text">
      <style:text-properties fo:font-weight="bold" officeooo:rsid="002023ea" style:font-weight-asian="bold" style:font-weight-complex="bold"/>
    </style:style>
    <style:style style:name="T18" style:family="text">
      <style:text-properties fo:font-weight="normal" officeooo:rsid="002023ea" style:font-weight-asian="normal" style:font-weight-complex="normal"/>
    </style:style>
    <style:style style:name="T19" style:family="text">
      <style:text-properties fo:font-weight="normal" officeooo:rsid="0021a0fa" style:font-weight-asian="normal" style:font-weight-complex="normal"/>
    </style:style>
    <style:style style:name="T20" style:family="text">
      <style:text-properties officeooo:rsid="0021a0fa"/>
    </style:style>
    <style:style style:name="T21" style:family="text">
      <style:text-properties fo:font-weight="bold" officeooo:rsid="0021a0fa" style:font-weight-asian="bold" style:font-weight-complex="bold"/>
    </style:style>
    <style:style style:name="T22" style:family="text">
      <style:text-properties fo:font-weight="normal" officeooo:rsid="0021b307" style:font-weight-asian="normal" style:font-weight-complex="normal"/>
    </style:style>
    <style:style style:name="T23" style:family="text">
      <style:text-properties officeooo:rsid="0021b307"/>
    </style:style>
    <style:style style:name="T24" style:family="text">
      <style:text-properties officeooo:rsid="0014471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DOKUMENTACIJA </text:p>
      <text:p text:style-name="P1"><text:span text:style-name="T1"/></text:p>
      <text:p text:style-name="P1"><text:span text:style-name="T1">1. </text:span><text:span text:style-name="Strong_20_Emphasis"><text:span text:style-name="T1">Uvod</text:span></text:span></text:p>
      <text:p text:style-name="P2">Projekt razvijen korištenjem PHP programskog jezika kao backend.</text:p>
      <text:list text:style-name="L1">
        <text:list-item>
          <text:p text:style-name="P3">Web aplikacija namijenjena testiranju efikasnosti kolumnarnih i relacijskih baza podataka.</text:p>
        </text:list-item>
        <text:list-item>
          <text:p text:style-name="P3">Omogućava korisnicima testiranje brzine i efikasnosti različitih baza podataka nad različitim SQL upitima.</text:p>
        </text:list-item>
        <text:list-item>
          <text:p text:style-name="P4">Opis osnovnih funkcionalnosti, arhitekture aplikacije i korištenih tehnologija.</text:p>
        </text:list-item>
      </text:list>
      <text:h text:style-name="Heading_20_2" text:outline-level="2">2. <text:span text:style-name="Strong_20_Emphasis">Glavni cilj projekta</text:span></text:h>
      <text:list text:style-name="L2">
        <text:list-item>
          <text:p text:style-name="P5">Istraživanje i usporedba performansi između dvije vrste baza podataka:</text:p>
          <text:list>
            <text:list-item>
              <text:p text:style-name="P5">Relacijske baze podataka (ORACLE).</text:p>
            </text:list-item>
            <text:list-item>
              <text:p text:style-name="P5"><text:span text:style-name="T2">Kolumnar</text:span> baze podataka (CLICKHOUSE).</text:p>
            </text:list-item>
          </text:list>
        </text:list-item>
        <text:list-item>
          <text:p text:style-name="P5">Analiza brzine i efikasnosti baza podataka prilikom izvođenja različitih SQL upita.</text:p>
          <text:list>
            <text:list-item>
              <text:p text:style-name="P5">Uključujući upite s složenim izračunima i grupnim operacijama.</text:p>
            </text:list-item>
          </text:list>
        </text:list-item>
        <text:list-item>
          <text:p text:style-name="P5">Cilj: prikazati ponašanje obje vrste baza podataka u različitim uvjetima.</text:p>
          <text:list>
            <text:list-item>
              <text:p text:style-name="P5">Poseban naglasak na obradivim količinama podataka i različitim vrstama upita.</text:p>
            </text:list-item>
            <text:list-item>
              <text:p text:style-name="P6">Fokus na analitičkim upitima koji se često koriste u poslovnoj analitici i izvještavanju.</text:p>
            </text:list-item>
          </text:list>
        </text:list-item>
      </text:list>
      <text:h text:style-name="Heading_20_2" text:outline-level="2">3. <text:span text:style-name="Strong_20_Emphasis">Tehnologije</text:span></text:h>
      <text:list text:style-name="L3">
        <text:list-item>
          <text:p text:style-name="P7"><text:span text:style-name="Strong_20_Emphasis">PHP</text:span>: Programsko okruženje za backend aplikacije.</text:p>
        </text:list-item>
        <text:list-item>
          <text:p text:style-name="P7"><text:span text:style-name="Strong_20_Emphasis">Oracle Database</text:span>: Relacijska baza podataka koja se koristi za pohranu podataka u projektu.</text:p>
        </text:list-item>
        <text:list-item>
          <text:p text:style-name="P7"><text:span text:style-name="Strong_20_Emphasis">Click</text:span><text:span text:style-name="Strong_20_Emphasis"><text:span text:style-name="T3">h</text:span></text:span><text:span text:style-name="Strong_20_Emphasis">ouse</text:span>: <text:span text:style-name="T3">Kolumnar</text:span> baza podataka za analitičke upite.</text:p>
        </text:list-item>
        <text:list-item>
          <text:p text:style-name="P7"><text:span text:style-name="Strong_20_Emphasis">HTML, CSS, JavaScript</text:span>: Za razvoj frontend dijela aplikacije.</text:p>
        </text:list-item>
        <text:list-item>
          <text:p text:style-name="P7"><text:span text:style-name="Strong_20_Emphasis">OJDBC8</text:span>: <text:span text:style-name="T3">K</text:span>orišten za povezivanje s <text:span text:style-name="Strong_20_Emphasis"><text:span text:style-name="T4">Oracle</text:span></text:span> bazom podataka. </text:p>
        </text:list-item>
        <text:list-item>
          <text:p text:style-name="P7"><text:span text:style-name="Strong_20_Emphasis">Click</text:span><text:span text:style-name="Strong_20_Emphasis"><text:span text:style-name="T3">h</text:span></text:span><text:span text:style-name="Strong_20_Emphasis">ouse-JDBC-Bridge:</text:span> <text:span text:style-name="T3">K</text:span>orišten za povezivanje s <text:span text:style-name="Strong_20_Emphasis"><text:span text:style-name="T4">Click</text:span></text:span><text:span text:style-name="Strong_20_Emphasis"><text:span text:style-name="T5">h</text:span></text:span><text:span text:style-name="Strong_20_Emphasis"><text:span text:style-name="T4">ouse</text:span></text:span><text:span text:style-name="T4"> </text:span>bazom podataka. </text:p>
          <text:p text:style-name="P7"/>
          <text:p text:style-name="P8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0" text:outline-level="2"><text:soft-page-break/><text:span text:style-name="T6">4</text:span>. <text:span text:style-name="T7">Rad</text:span><text:span text:style-name="Strong_20_Emphasis"><text:span text:style-name="T6"> aplikacije</text:span></text:span></text:h>
      <text:p text:style-name="P11"><text:span text:style-name="Strong_20_Emphasis"/></text:p>
      <text:p text:style-name="P2">Prilikom pokretanja aplikacije korisniku se otvara log-in stranica na kojoj se nalazi forma u koju unosi podatke i prijavljuje se u samu aplikaciju. Nakon toga otvara se stranica na kojoj se s lijeve strane nal<text:span text:style-name="T8">a</text:span>zi <text:span text:style-name="T8">izbornik</text:span> gdje se može odabrati prikaz podataka Oracle ili Clickhouse, ispis svih kori<text:span text:style-name="T8">s</text:span>nika te prikaz detaljnih podataka korisnika koji je trenutno prijavljen. Klikom na ikonu "izvještaja" iznad koje piše <text:span text:style-name="T8">Clickhouse</text:span> otvoriti će se <text:span text:style-name="T8">tablica sa prikazom artikala. Korisnik na stranici ima mogućnost odabrati vrstu prikazivanja podataka: ispis svih artikala, grupirano po poslovnicama i mjesecu ili grupirano po artiklima i mjesecu. Korisnik također ima mogućnost dodatnog filtriranja pomoću odabira početnog i završnog datume, čime se podaci filtriraju i prikazuju samo za razdoblje unutar tih datuma. Nakon </text:span><text:span text:style-name="T9">što korisnik odabere vrstu prikaza i datumski interval klikne na gumb „Prikaži” i dok se čeka da se podaci dohvate prikazuje se spinner i nakon što su podaci dohvaćeni prikazuju se korisniku. Nakon što se podaci dohvate i prikažu prikazati će se i informacije o transakciji: broj dohvaćenih podataka, vrijeme trajanja upita, ukupan broj podataka za upit. </text:span><text:span text:style-name="T10">Također korisnik klikom na ikonu izvještaja iznad koje piše Oracle otvara stranicu sa istim funkcionalnostima jedno što je razlika ovdje je što upiti idu na Oracle bazu, a ne na Clickhouse bazu sve ostalo je isto. Klikom na ikonu „osobe” iznad koje piše korisnici prikazati će se stranica na kojoj se nalazi tablica sa prikazom svih korisnika u bazi, baza koja se koristi za spremanje korisnika je Oracle. Ako je tip prijavljenog korisnika „Admin” korisnik može dodati novog korisnika isto tako može izbrisati postojećeg te promijeniti </text:span><text:span text:style-name="T3">podatke </text:span><text:span text:style-name="T10">o postojećem korisniku. </text:span><text:span text:style-name="T3">U slučaju da tip korisnik koji je prijavljen nije „Admin” već <text:s/>„User” onda korisnik može vidjet samo prikaz svih korisnika u bazi te ne može raditi nikakve promjene nad postojećim korisnicima niti dodavati ili brisati korisnike. </text:span><text:span text:style-name="T11">Zadnja ikona koju korisnik može kliknuti je „opis korisnika” što će na stranici prikazati podatke o korisniku koji je trenutno prijavljen. Također se na stranici nalazi <text:s/>gumb „Odjava”, kada korisnik klikne na ovaj gumb biti će odjavljen sa stranice.</text:span></text:p>
      <text:p text:style-name="P12"/>
      <text:h text:style-name="P13" text:outline-level="2"><text:span text:style-name="T7">5</text:span>. <text:span text:style-name="T7">Tehnološki o</text:span><text:span text:style-name="Strong_20_Emphasis"><text:span text:style-name="T6">pis aplikacije</text:span></text:span></text:h>
      <text:p text:style-name="P12">U ovom poglavlju bit će opisane tehnologije koje su korištene u razvoju aplikacije, uključujući PHP, HTML, CSS, JavaScript, Oracle, Click<text:span text:style-name="T12">h</text:span>ouse, te veze između baza podataka pomoću <text:span text:style-name="Strong_20_Emphasis"><text:span text:style-name="T4">OJDBC</text:span></text:span> i <text:span text:style-name="Strong_20_Emphasis"><text:span text:style-name="T4">Click</text:span></text:span><text:span text:style-name="Strong_20_Emphasis"><text:span text:style-name="T13">h</text:span></text:span><text:span text:style-name="Strong_20_Emphasis"><text:span text:style-name="T4">ouse-JDBC-Bridge.</text:span></text:span></text:p>
      <text:p text:style-name="P12"><text:span text:style-name="Strong_20_Emphasis"><text:span text:style-name="T14">5.1 PHP (BACKEND)</text:span></text:span></text:p>
      <text:p text:style-name="P14"><text:span text:style-name="Strong_20_Emphasis"><text:span text:style-name="T13">PHP je skriptni jezik otvorenog koda koji je posebno dizajniran za web razvoj, ali se može koristiti i kao opći jezik za programiranje. PHP je server-side jezik, što znači da se izvršava na serveru, a korisnicima se isporučuje samo rezultat (HTML, JSON, XML itd.) bez izlaganja izvornog koda. Zbog svoje dinamične prirode i sposobnosti da se integrira s različitim bazama podataka, PHP je izuzetno popularan u razvoju web aplikacija</text:span></text:span><text:span text:style-name="Strong_20_Emphasis"><text:span text:style-name="T7">. </text:span></text:span><text:span text:style-name="Strong_20_Emphasis"><text:span text:style-name="T13">PHP je dijelom naslijedio sintaksu </text:span></text:span><text:span text:style-name="Strong_20_Emphasis"><text:span text:style-name="T4">programskog jezika C, a u sintaksi je vidljiv i utjecaj Perl-a.</text:span></text:span><text:span text:style-name="Strong_20_Emphasis"> </text:span><text:span text:style-name="Strong_20_Emphasis"><text:span text:style-name="T13">PHP je glavni programski jezik korišten za razvoj backend dijela aplikacije. Korišten je za izvođenje SQL upita, obradu podataka, povezivanje s bazama podataka, kao i za pružanje dinamičnih odgovora korisnicima. U ovoj aplikaciji, PHP je odgovoran za obradu zahtjeva s frontend dijela, usmjeravanje podataka prema odgovarajućim bazama podataka </text:span></text:span><text:soft-page-break/><text:span text:style-name="Strong_20_Emphasis"><text:span text:style-name="T13">i vraćanje rezultata korisnicima putem dinamički generiranih HTML stranica. U ovoj aplikaciji korištena verzija PHP-a je 8.3.11.</text:span></text:span></text:p>
      <text:p text:style-name="P15"><text:span text:style-name="T15">5.2 HTML,CSS,JAVASCRIPT (FRONTEND)</text:span></text:p>
      <text:p text:style-name="P16">Za razvoj frontend dijela aplikacije korišteni su standardni web tehnologije: <text:span text:style-name="Strong_20_Emphasis">HTML</text:span>, <text:span text:style-name="Strong_20_Emphasis">CSS</text:span>, i <text:span text:style-name="Strong_20_Emphasis">JavaScript</text:span>.</text:p>
      <text:list text:style-name="L4">
        <text:list-item>
          <text:p text:style-name="P17"><text:span text:style-name="Strong_20_Emphasis">HTML (HyperText Markup Language)</text:span> koristi se za strukturiranje sadržaja na stranici. HTML omogućuje definiranje osnovnih dijelova stranice kao što su tekstualni sadržaj, obrasci, gumbi, tablice.</text:p>
        </text:list-item>
        <text:list-item>
          <text:p text:style-name="P17"><text:span text:style-name="Strong_20_Emphasis">CSS (Cascading Style Sheets)</text:span> koristi se za stiliziranje HTML elemenata. Omogućuje definiranje boja, rasporeda, fontova, margina i drugih vizualnih svojstava, čime se postiže atraktivan i responzivan dizajn aplikacije.</text:p>
        </text:list-item>
        <text:list-item>
          <text:p text:style-name="P17"><text:span text:style-name="Strong_20_Emphasis">JavaScript</text:span> omogućuje interaktivnost na frontend dijelu. Korišten je za asinkrono dohvaćanje podataka s backend-a koristeći <text:span text:style-name="Strong_20_Emphasis">fetch API</text:span>, kao i za interakciju s korisnicima.</text:p>
        </text:list-item>
      </text:list>
      <text:p text:style-name="P18">5.3 RELACIJSKA I KOLUMNAR BAZA PODATAKA</text:p>
      <text:p text:style-name="P19"><text:span text:style-name="T16">Relacijske baze podataka koriste </text:span><text:span text:style-name="T17">row-based storage</text:span><text:span text:style-name="T18"> za pohranu podataka, što znači da su podaci pohranjeni redom. </text:span><text:span text:style-name="T4">Ovo je optimalno za transakcijske upite koji zahtijevaju česte izmjene podataka i izvode se na malim do srednjim količinama podataka. </text:span><text:span text:style-name="T18">Relacijske baze podataka često se koriste u u sustavima gdje su česte promjene podataka, kao što su sustavi za upravljanje transakcijama (dodavanje novih podataka, brisanje postojećih podataka,ažuriranje postojećih podataka), gdje je svaki zapis zasebna entitetska jedinica. </text:span><text:span text:style-name="T19">Kolumnar baze podataka koriste </text:span><text:span text:style-name="Strong_20_Emphasis"><text:span text:style-name="T20">column-based storage </text:span></text:span><text:span text:style-name="Strong_20_Emphasis"><text:span text:style-name="T19">za</text:span></text:span><text:span text:style-name="Strong_20_Emphasis"><text:span text:style-name="T20"> </text:span></text:span><text:span text:style-name="Strong_20_Emphasis"><text:span text:style-name="T19">pohranu podataka</text:span></text:span><text:span text:style-name="T19">. To znači da svi podaci za jedan stupac (atribut) iz svih redova tablice bit će pohranjeni u jednoj blokovskoj jedinici na disku. Ovaj model je optimiziran za velike količine podataka i analitičke upite koji obuhvaćaju specifične stupce. Kolumnarna pohrana je idealna za scenarije u kojima je potrebno pristupiti samo nekoliko specifičnih stupaca. Zbog pohrane podataka po kolonama kolumnar baze su vrlo učinkovite u radu <text:s/>sa agregacijama kao što su SUM, AVG, MAX, MIN.</text:span></text:p>
      <text:p text:style-name="P19"><text:span text:style-name="T21">5.4 OJDBC8 i Clickhouse-JDBC-Bridge za migraciju podataka</text:span></text:p>
      <text:p text:style-name="P20">Za migraciju podataka između <text:span text:style-name="Strong_20_Emphasis"><text:span text:style-name="T4">Oracle</text:span></text:span> i <text:span text:style-name="Strong_20_Emphasis"><text:span text:style-name="T4">Click</text:span></text:span><text:span text:style-name="Strong_20_Emphasis"><text:span text:style-name="T22">h</text:span></text:span><text:span text:style-name="Strong_20_Emphasis"><text:span text:style-name="T4">ouse</text:span></text:span> baza korišteni su <text:span text:style-name="Strong_20_Emphasis"><text:span text:style-name="T4">OJDBC8</text:span></text:span> i <text:span text:style-name="Strong_20_Emphasis"><text:span text:style-name="T4">Click</text:span></text:span><text:span text:style-name="Strong_20_Emphasis"><text:span text:style-name="T22">h</text:span></text:span><text:span text:style-name="Strong_20_Emphasis"><text:span text:style-name="T4">ouse</text:span></text:span><text:span text:style-name="Strong_20_Emphasis">-</text:span><text:span text:style-name="Strong_20_Emphasis"><text:span text:style-name="T4">JDBC</text:span></text:span><text:span text:style-name="Strong_20_Emphasis">-</text:span><text:span text:style-name="Strong_20_Emphasis"><text:span text:style-name="T4">Bridge</text:span></text:span>.</text:p>
      <text:list text:style-name="L5">
        <text:list-item>
          <text:p text:style-name="P21"><text:span text:style-name="Strong_20_Emphasis">OJDBC8</text:span> je JDBC driver za <text:span text:style-name="Strong_20_Emphasis"><text:span text:style-name="T4">Oracle</text:span></text:span><text:span text:style-name="Strong_20_Emphasis"> </text:span><text:span text:style-name="Strong_20_Emphasis"><text:span text:style-name="T4">Database</text:span></text:span>. Ovaj driver omogućava Java aplikacijama povezivanje s Oracle bazom putem JDBC protokola. Korištenje <text:span text:style-name="Strong_20_Emphasis"><text:span text:style-name="T4">OJDBC8</text:span></text:span> omogućilo je izvođenje SQL upita nad Oracle bazom i dohvaćanje podataka koje je bilo potrebno migrirati u Click<text:span text:style-name="T23">h</text:span>ouse bazu.</text:p>
        </text:list-item>
        <text:list-item>
          <text:p text:style-name="P21"><text:span text:style-name="Strong_20_Emphasis">Click</text:span><text:span text:style-name="Strong_20_Emphasis"><text:span text:style-name="T23">h</text:span></text:span><text:span text:style-name="Strong_20_Emphasis">ouse-JDBC-Bridge</text:span> je alat koji omogućava povezivanje <text:span text:style-name="Strong_20_Emphasis"><text:span text:style-name="T4">Click</text:span></text:span><text:span text:style-name="Strong_20_Emphasis"><text:span text:style-name="T22">h</text:span></text:span><text:span text:style-name="Strong_20_Emphasis"><text:span text:style-name="T4">ouse</text:span></text:span> baze podataka s aplikacijama koje koriste JDBC protokol. Ovaj most omogućuje Java aplikacijama pristup i unos podataka u Click<text:span text:style-name="T23">h</text:span>ouse bazu.</text:p>
        </text:list-item>
        <text:list-item>
          <text:p text:style-name="P21">Za migraciju podataka između ove dvije baze korišten je slijedeći proces:</text:p>
        </text:list-item>
      </text:list>
      <text:list text:style-name="L6">
        <text:list-item>
          <text:list>
            <text:list-item>
              <text:p text:style-name="P22"><text:span text:style-name="Strong_20_Emphasis"><text:span text:style-name="T4">Dohvat</text:span></text:span><text:span text:style-name="Strong_20_Emphasis"> </text:span><text:span text:style-name="Strong_20_Emphasis"><text:span text:style-name="T4">podataka</text:span></text:span><text:span text:style-name="Strong_20_Emphasis"> </text:span><text:span text:style-name="Strong_20_Emphasis"><text:span text:style-name="T4">iz</text:span></text:span><text:span text:style-name="Strong_20_Emphasis"> </text:span><text:span text:style-name="Strong_20_Emphasis"><text:span text:style-name="T4">Oracle</text:span></text:span><text:span text:style-name="Strong_20_Emphasis"> </text:span><text:span text:style-name="Strong_20_Emphasis"><text:span text:style-name="T4">baze</text:span></text:span> putem <text:span text:style-name="Strong_20_Emphasis"><text:span text:style-name="T4">OJDBC8</text:span></text:span>.</text:p>
            </text:list-item>
            <text:list-item>
              <text:p text:style-name="P22"><text:span text:style-name="Strong_20_Emphasis"><text:span text:style-name="T4">Transformacija</text:span></text:span><text:span text:style-name="Strong_20_Emphasis"> </text:span><text:span text:style-name="Strong_20_Emphasis"><text:span text:style-name="T4">podataka</text:span></text:span> prema formatu kompatibilnom s Click<text:span text:style-name="T23">h</text:span>ouse-om.</text:p>
            </text:list-item>
            <text:list-item>
              <text:p text:style-name="P23"><text:span text:style-name="Strong_20_Emphasis"><text:span text:style-name="T4">Unos</text:span></text:span><text:span text:style-name="Strong_20_Emphasis"> </text:span><text:span text:style-name="Strong_20_Emphasis"><text:span text:style-name="T4">podataka</text:span></text:span><text:span text:style-name="Strong_20_Emphasis"> </text:span><text:span text:style-name="Strong_20_Emphasis"><text:span text:style-name="T4">u</text:span></text:span><text:span text:style-name="Strong_20_Emphasis"> </text:span><text:span text:style-name="Strong_20_Emphasis"><text:span text:style-name="T4">Click</text:span></text:span><text:span text:style-name="Strong_20_Emphasis"><text:span text:style-name="T22">h</text:span></text:span><text:span text:style-name="Strong_20_Emphasis"><text:span text:style-name="T4">ouse</text:span></text:span> putem <text:span text:style-name="Strong_20_Emphasis"><text:span text:style-name="T4">Click</text:span></text:span><text:span text:style-name="Strong_20_Emphasis"><text:span text:style-name="T22">h</text:span></text:span><text:span text:style-name="Strong_20_Emphasis"><text:span text:style-name="T4">ouse</text:span></text:span><text:span text:style-name="Strong_20_Emphasis">-</text:span><text:span text:style-name="Strong_20_Emphasis"><text:span text:style-name="T4">JDBC</text:span></text:span><text:span text:style-name="Strong_20_Emphasis">-</text:span><text:span text:style-name="Strong_20_Emphasis"><text:span text:style-name="T4">Bridge</text:span></text:span>.</text:p>
            </text:list-item>
          </text:list>
        </text:list-item>
      </text:list>
      <text:p text:style-name="P24"><text:soft-page-break/>ZAKLJUČAK </text:p>
      <text:p text:style-name="P25">Zaključno, usporedba performansi između relacijskih baza podataka (Oracle) i kolumnarnih baza podataka (Click<text:span text:style-name="T2">h</text:span>ouse) dala je jasno razumijevanje kako različite arhitekture baza podataka utječu na brzinu izvođenja upita. Kroz implementaciju aplikacije, jasno su se pokazali specifični scenariji gdje Click<text:span text:style-name="T2">h</text:span>ouse osigurava bolju brzinu u analitičkim upitima, <text:span text:style-name="T2">osobito u situacijama s velikim količinama podataka i složenim agregacijama. Ova analiza omogućuje bolje razumijevanje prednosti i ograničenja obje vrste baza, čime se stvara temelj za daljnje optimizacije i primjenu u poslovnoj analitici. Za složene analize i izvještavanje na temelju velikih količina podataka, Clickhouse se pokazao kao učinkovitiji izbor zbog svoje sposobnosti brzog izvođenja grupnih a agregacijskih upita.</text:span></text:p>
      <text:p text:style-name="P19"><text:span text:style-name="T19"/></text:p>
      <text:p text:style-name="P19"><text:span text:style-name="T19"/></text:p>
      <text:p text:style-name="P9"/>
      <text:p text:style-name="P26"><text:span text:style-name="T24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9:01:26.603433608</meta:creation-date>
    <dc:date>2025-01-08T13:32:05.957395585</dc:date>
    <meta:editing-duration>PT8M31S</meta:editing-duration>
    <meta:editing-cycles>1</meta:editing-cycles>
    <meta:generator>LibreOffice/24.8.3.2$Linux_X86_64 LibreOffice_project/480$Build-2</meta:generator>
    <meta:document-statistic meta:table-count="0" meta:image-count="0" meta:object-count="0" meta:page-count="4" meta:paragraph-count="48" meta:word-count="1200" meta:character-count="8324" meta:non-whitespace-character-count="7185"/>
  </office:meta>
</office:document-meta>
</file>